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98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8cm" fo:min-width="1.648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7cm" fo:min-width="4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7cm" fo:min-width="1.6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92cm" fo:min-width="2.5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43cm" fo:min-width="0.792cm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2.17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92cm" fo:min-width="2.539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43cm" fo:min-width="0.79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cm" fo:padding-top="0.151cm" fo:padding-bottom="0.151cm" fo:padding-left="0.276cm" fo:padding-right="0.276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2.142cm" fo:padding-top="0.139cm" fo:padding-bottom="0.139cm" fo:padding-left="0.264cm" fo:padding-right="0.26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7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6pt"/>
    </style:style>
    <style:style style:name="P9" style:family="paragraph">
      <loext:graphic-properties draw:fill-color="#ffffff"/>
      <style:paragraph-properties fo:text-align="center"/>
      <style:text-properties fo:font-size="26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5cm" svg:height="2.6cm" svg:x="1.2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cm" svg:height="2.2cm" svg:x="1.4cm" svg:y="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5cm" svg:height="2.6cm" svg:x="1.201cm" svg:y="5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cm" svg:height="2.2cm" svg:x="1.401cm" svg:y="6.001cm">
          <text:p text:style-name="P2"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.001cm" svg:y="6.801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01cm" svg:y="6.9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599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9.799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399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199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6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9.8cm" svg:y="6cm">
          <text:p text:style-name="P2"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4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2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18.2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.001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18.201cm" svg:y="6cm">
          <text:p text:style-name="P2"><text:span text:style-name="T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01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01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6" draw:layer="layout" svg:width="3.91cm" svg:height="0.983cm" svg:x="10.09cm" svg:y="8.617cm">
          <draw:text-box>
            <text:p>노드 (Node)</text:p>
          </draw:text-box>
        </draw:frame>
        <draw:frame draw:style-name="gr8" draw:text-style-name="P6" draw:layer="layout" svg:width="7.4cm" svg:height="0.983cm" svg:x="1cm" svg:y="4.685cm">
          <draw:text-box>
            <text:p>연결 리스트 (Linked List)</text:p>
          </draw:text-box>
        </draw:frame>
        <draw:frame draw:style-name="gr8" draw:text-style-name="P6" draw:layer="layout" svg:width="2.4cm" svg:height="0.983cm" svg:x="18.2cm" svg:y="8.6cm">
          <draw:text-box>
            <text:p>데이터</text:p>
          </draw:text-box>
        </draw:frame>
        <draw:frame draw:style-name="gr8" draw:text-style-name="P6" draw:layer="layout" svg:width="2.3cm" svg:height="0.983cm" svg:x="20.7cm" svg:y="4.8cm">
          <draw:text-box>
            <text:p>포인터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608cm" svg:y="2.125cm">
          <text:p text:style-name="P8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9" draw:layer="layout" svg:width="1.373cm" svg:height="1.373cm" svg:x="6.802cm" svg:y="2.126cm">
          <text:p text:style-name="P8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9" draw:layer="layout" svg:width="1.373cm" svg:height="1.373cm" svg:x="12.002cm" svg:y="2.126cm">
          <text:p text:style-name="P8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9" draw:layer="layout" svg:width="1.373cm" svg:height="1.373cm" svg:x="17.196cm" svg:y="2.127cm">
          <text:p text:style-name="P8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24.636cm" svg:y="2.6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9" draw:layer="layout" svg:width="1.373cm" svg:height="1.373cm" svg:x="22.39cm" svg:y="2.128cm">
          <text:p text:style-name="P8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2.745cm" svg:height="0.374cm" svg:x="24.637cm" svg:y="2.6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09T23:13:26.118785094</meta:creation-date>
    <dc:date>2023-07-13T23:26:24.611856053</dc:date>
    <meta:editing-duration>PT13M31S</meta:editing-duration>
    <meta:editing-cycles>2</meta:editing-cycles>
    <meta:generator>LibreOffice/6.0.7.3$Linux_X86_64 LibreOffice_project/00m0$Build-3</meta:generator>
    <meta:document-statistic meta:object-count="93"/>
  </office:meta>
</office:document-meta>
</file>